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5cm" table:align="margins" fo:background-color="transparent" style:shadow="none" style:may-break-between-rows="true" table:border-model="collapsing">
        <style:background-image/>
      </style:table-properties>
    </style:style>
    <style:style style:name="Tabla1.A" style:family="table-column">
      <style:table-column-properties style:column-width="3.794cm" style:rel-column-width="2150*"/>
    </style:style>
    <style:style style:name="Tabla1.B" style:family="table-column">
      <style:table-column-properties style:column-width="2.801cm" style:rel-column-width="1588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4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5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b8446" officeooo:paragraph-rsid="001b8446" style:font-size-asian="14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e2bd" officeooo:paragraph-rsid="001be2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eb57" officeooo:paragraph-rsid="001beb5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1be2bd" officeooo:paragraph-rsid="001be2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1be2bd" officeooo:paragraph-rsid="001be2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ext_20_body">
      <style:text-properties fo:font-size="11pt" fo:font-weight="bold" officeooo:rsid="001b8446" officeooo:paragraph-rsid="001b8446" style:font-size-asian="9.60000038146973pt" style:font-weight-asian="bold" style:font-size-complex="11pt" style:font-weight-complex="bold"/>
    </style:style>
    <style:style style:name="P9" style:family="paragraph" style:parent-style-name="Text_20_body">
      <style:paragraph-properties fo:text-align="end" style:justify-single-word="false"/>
      <style:text-properties fo:font-size="10pt" fo:font-weight="bold" officeooo:rsid="001c78c0" officeooo:paragraph-rsid="001c78c0" style:font-size-asian="8.75pt" style:font-weight-asian="bold" style:font-size-complex="10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0pt" fo:font-weight="bold" officeooo:rsid="001c78c0" officeooo:paragraph-rsid="001d0e24" style:font-size-asian="8.75pt" style:font-weight-asian="bold" style:font-size-complex="10pt" style:font-weight-complex="bold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10pt" fo:font-weight="normal" officeooo:rsid="001c78c0" officeooo:paragraph-rsid="001d0e24" style:font-size-asian="8.75pt" style:font-weight-asian="normal" style:font-size-complex="10pt" style:font-weight-complex="normal"/>
    </style:style>
    <style:style style:name="T1" style:family="text">
      <style:text-properties officeooo:rsid="001a3106"/>
    </style:style>
    <style:style style:name="T2" style:family="text">
      <style:text-properties officeooo:rsid="001beb57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1beb57" style:font-style-asian="normal" style:font-style-complex="normal" style:text-overline-style="none" style:text-overline-color="font-color"/>
    </style:style>
    <style:style style:name="T4" style:family="text">
      <style:text-properties officeooo:rsid="001d0e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0e24" style:font-weight-asian="bold" style:font-weight-complex="bold"/>
    </style:style>
    <style:style style:name="T7" style:family="text">
      <style:text-properties fo:font-weight="bold" officeooo:rsid="001eab73" style:font-weight-asian="bold" style:font-weight-complex="bold"/>
    </style:style>
    <style:style style:name="T8" style:family="text">
      <style:text-properties fo:font-weight="bold" officeooo:rsid="0020f46b" style:font-weight-asian="bold" style:font-weight-complex="bold"/>
    </style:style>
    <style:style style:name="T9" style:family="text">
      <style:text-properties officeooo:rsid="001eab73"/>
    </style:style>
    <style:style style:name="T10" style:family="text">
      <style:text-properties officeooo:rsid="0020f46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25. tablas. ejercicio guiado</text:p>
      <text:p text:style-name="P8">Pla d'Estudis publicat al BOE núm. 118 de 18 de maig de 1994. Distribució de crèdits:</text:p>
      <table:table table:name="Tabla1" table:style-name="Tabla1" table:template-name="Default Style">
        <table:table-column table:style-name="Tabla1.A"/>
        <table:table-column table:style-name="Tabla1.B" table:number-columns-repeated="4"/>
        <table:table-row table:style-name="Tabla1.1">
          <table:table-cell table:style-name="Tabla1.A1" table:number-rows-spanned="2" office:value-type="string">
            <text:p text:style-name="P5">Matèrias</text:p>
          </table:table-cell>
          <table:table-cell table:style-name="Tabla1.B1" table:number-columns-spanned="2" office:value-type="string">
            <text:p text:style-name="P6">1r Cicle</text:p>
          </table:table-cell>
          <table:covered-table-cell/>
          <table:table-cell table:style-name="Tabla1.D1" table:number-columns-spanned="2" office:value-type="string">
            <text:p text:style-name="P6">2n Cicle</text:p>
          </table:table-cell>
          <table:covered-table-cell/>
        </table:table-row>
        <table:table-row>
          <table:covered-table-cell table:style-name="Tabla1.A2"/>
          <table:table-cell table:style-name="Tabla1.B2" office:value-type="string">
            <text:p text:style-name="P6">1r</text:p>
          </table:table-cell>
          <table:table-cell table:style-name="Tabla1.C2" office:value-type="string">
            <text:p text:style-name="P6">2n</text:p>
          </table:table-cell>
          <table:table-cell table:style-name="Tabla1.D2" office:value-type="string">
            <text:p text:style-name="P6">3r</text:p>
          </table:table-cell>
          <table:table-cell table:style-name="Tabla1.E2" office:value-type="string">
            <text:p text:style-name="P6">4t</text:p>
          </table:table-cell>
        </table:table-row>
        <table:table-row>
          <table:table-cell table:style-name="Tabla1.A3" office:value-type="string">
            <text:p text:style-name="P5">Troncals</text:p>
          </table:table-cell>
          <table:table-cell table:style-name="Tabla1.B3" office:value-type="string">
            <text:p text:style-name="P3">48</text:p>
          </table:table-cell>
          <table:table-cell table:style-name="Tabla1.C3" office:value-type="string">
            <text:p text:style-name="P3">4</text:p>
          </table:table-cell>
          <table:table-cell table:style-name="Tabla1.D3" office:value-type="string">
            <text:p text:style-name="P3">50</text:p>
          </table:table-cell>
          <table:table-cell table:style-name="Tabla1.E3" office:value-type="string">
            <text:p text:style-name="P3">20</text:p>
          </table:table-cell>
        </table:table-row>
        <table:table-row>
          <table:table-cell table:style-name="Tabla1.A4" office:value-type="string">
            <text:p text:style-name="P5">Obligatòries</text:p>
          </table:table-cell>
          <table:table-cell table:style-name="Tabla1.B4" office:value-type="string">
            <text:p text:style-name="P3">15<text:span text:style-name="T2">,</text:span>5</text:p>
          </table:table-cell>
          <table:table-cell table:style-name="Tabla1.C4" office:value-type="string">
            <text:p text:style-name="P3">50</text:p>
          </table:table-cell>
          <table:table-cell table:style-name="Tabla1.D4" office:value-type="string">
            <text:p text:style-name="P3">2</text:p>
          </table:table-cell>
          <table:table-cell table:style-name="Tabla1.E4" office:value-type="string">
            <text:p text:style-name="P3">38</text:p>
          </table:table-cell>
        </table:table-row>
        <table:table-row>
          <table:table-cell table:style-name="Tabla1.A5" office:value-type="string">
            <text:p text:style-name="P5">Optatives</text:p>
          </table:table-cell>
          <table:table-cell table:style-name="Tabla1.B5" office:value-type="string">
            <text:p text:style-name="P3">7</text:p>
          </table:table-cell>
          <table:table-cell table:style-name="Tabla1.C5" office:value-type="string">
            <text:p text:style-name="P3">11</text:p>
          </table:table-cell>
          <table:table-cell table:style-name="Tabla1.D5" office:value-type="string">
            <text:p text:style-name="P4">9</text:p>
          </table:table-cell>
          <table:table-cell table:style-name="Tabla1.E5" office:value-type="string">
            <text:p text:style-name="P4">17</text:p>
          </table:table-cell>
        </table:table-row>
        <table:table-row table:style-name="Tabla1.6">
          <table:table-cell table:style-name="Tabla1.A6" office:value-type="string">
            <text:p text:style-name="P7"><text:span text:style-name="T3">Lliure </text:span><text:span text:style-name="T2">Configuració</text:span></text:p>
          </table:table-cell>
          <table:table-cell table:style-name="Tabla1.B6" office:value-type="string">
            <text:p text:style-name="P4">6,5</text:p>
          </table:table-cell>
          <table:table-cell table:style-name="Tabla1.C6" office:value-type="string">
            <text:p text:style-name="P4">9</text:p>
          </table:table-cell>
          <table:table-cell table:style-name="Tabla1.D6" office:value-type="string">
            <text:p text:style-name="P4">6</text:p>
          </table:table-cell>
          <table:table-cell table:style-name="Tabla1.E6" office:value-type="string">
            <text:p text:style-name="P4">9</text:p>
          </table:table-cell>
        </table:table-row>
      </table:table>
      <text:p text:style-name="P9">Total<text:span text:style-name="T4"> de crèdits en la carrera: 302.</text:span></text:p>
      <text:p text:style-name="P10">¿Cómo<text:span text:style-name="T4"> </text:span>se<text:span text:style-name="T4"> </text:span>hace?</text:p>
      <text:list xml:id="list576085075" text:style-name="L1">
        <text:list-item>
          <text:p text:style-name="P11">Seleccionar el menú I<text:span text:style-name="T5">nsertar</text:span><text:span text:style-name="T6"> </text:span><text:span text:style-name="T5">&gt;</text:span> <text:span text:style-name="T5">Tabla</text:span><text:span text:style-name="T4"> </text:span>y en la ventana de diálogo que aparece <text:span text:style-name="T9">d</text:span>arle a la tabla el nombre <text:span text:style-name="T5">Tabla1</text:span>. Seleccionar<text:span text:style-name="T4"> </text:span><text:span text:style-name="T5">5</text:span> columnas<text:span text:style-name="T4"> </text:span>y <text:span text:style-name="T5">6</text:span> filas.<text:span text:style-name="T9"> </text:span>Activar<text:span text:style-name="T9"> </text:span>la opción<text:span text:style-name="T4"> </text:span><text:span text:style-name="T5">Borde</text:span><text:span text:style-name="T4"> </text:span>y desactivar<text:span text:style-name="T4"> </text:span>el resto de opciones.</text:p>
        </text:list-item>
        <text:list-item>
          <text:p text:style-name="P11">Introducir los textos que conforman cada una de las celdas, dejando la primera columna y la última fila vacías. Utilizar<text:span text:style-name="T4"> </text:span>para<text:span text:style-name="T4"> </text:span>ello las utilidades<text:span text:style-name="T4"> </text:span>de edición que se aprendieron<text:span text:style-name="T4"> </text:span>en prácticas anteriores (como copiar y pegar). El<text:span text:style-name="T4"> </text:span>tamaño<text:span text:style-name="T4"> </text:span>de carácter es <text:span text:style-name="T5">10pt</text:span><text:span text:style-name="T4"> </text:span>y el tipo <text:span text:style-name="T5">Arial</text:span>. Las celdas: segunda<text:span text:style-name="T4"> </text:span>de la primera<text:span text:style-name="T4"> </text:span>columna<text:span text:style-name="T4"> </text:span>y primeras de la tercera y cuarta<text:span text:style-name="T4"> </text:span>columnas<text:span text:style-name="T4"> </text:span>se deben<text:span text:style-name="T4"> </text:span>de quedar<text:span text:style-name="T4"> </text:span>vacías.</text:p>
        </text:list-item>
        <text:list-item>
          <text:p text:style-name="P11">Seleccionar<text:span text:style-name="T4"> </text:span>toda<text:span text:style-name="T4"> </text:span>la tabla<text:span text:style-name="T4"> </text:span>con <text:span text:style-name="T5">Tabla</text:span><text:span text:style-name="T6"> </text:span><text:span text:style-name="T5">&gt; Seleccionar</text:span><text:span text:style-name="T6"> </text:span><text:span text:style-name="T5">&gt; Tabla</text:span>.</text:p>
        </text:list-item>
        <text:list-item>
          <text:p text:style-name="P11">Seleccionar<text:span text:style-name="T9"> </text:span>todas las columnas<text:span text:style-name="T4"> </text:span>excepto la primera<text:span text:style-name="T4"> </text:span>y centrar el texto en las celdas<text:span text:style-name="T4"> </text:span>mediante el menú<text:span text:style-name="T4"> </text:span><text:span text:style-name="T5">Formato &gt; Párrafo</text:span>, pestaña<text:span text:style-name="T4"> </text:span><text:span text:style-name="T5">Alineación</text:span>.</text:p>
        </text:list-item>
        <text:list-item>
          <text:p text:style-name="P11">Seleccionar<text:span text:style-name="T9"> </text:span>las<text:span text:style-name="T9"> </text:span>dos primeras<text:span text:style-name="T9"> </text:span>celdas<text:span text:style-name="T9"> </text:span>de la primera<text:span text:style-name="T9"> </text:span>columna<text:span text:style-name="T9"> </text:span>y únirlas<text:span text:style-name="T9"> </text:span>mediante<text:span text:style-name="T9"> </text:span><text:span text:style-name="T5">Tabla</text:span><text:span text:style-name="T7"> </text:span><text:span text:style-name="T5">&gt; Unir</text:span><text:span text:style-name="T7"> </text:span><text:span text:style-name="T5">celdas</text:span>.</text:p>
        </text:list-item>
        <text:list-item>
          <text:p text:style-name="P11">Hacer lo mismo con las dos primeras celdas de las columnas<text:span text:style-name="T9"> </text:span>dos y tres y con las de las columnas cuatro y cinco.</text:p>
        </text:list-item>
        <text:list-item>
          <text:p text:style-name="P11">Seleccionar<text:span text:style-name="T9"> </text:span>la primera<text:span text:style-name="T9"> </text:span>columna<text:span text:style-name="T9"> </text:span>y la primera<text:span text:style-name="T9"> </text:span>y la segunda<text:span text:style-name="T9"> </text:span>filas<text:span text:style-name="T9"> </text:span>y poner en fondo gris<text:span text:style-name="T9"> </text:span>mediante<text:span text:style-name="T9"> </text:span>el menú<text:span text:style-name="T9"> </text:span><text:span text:style-name="T5">Tabla &gt; Propiedades</text:span><text:span text:style-name="T7"> </text:span><text:span text:style-name="T5">de</text:span><text:span text:style-name="T7"> </text:span><text:span text:style-name="T5">Tabla</text:span>... y en la pestaña <text:span text:style-name="T5">Fondo</text:span><text:span text:style-name="T9"> </text:span>elegir como color el gris y aplicar<text:span text:style-name="T9"> </text:span>a<text:span text:style-name="T9"> </text:span>fila, columna<text:span text:style-name="T9"> </text:span>o celda según<text:span text:style-name="T9"> </text:span>proceda.</text:p>
        </text:list-item>
        <text:list-item>
          <text:p text:style-name="P11">Seleccionar la primera columna y la primera y la segunda filas y poner la fuente en negrita <text:span text:style-name="T5">Formato</text:span><text:span text:style-name="T7"> </text:span><text:span text:style-name="T5">&gt; Caracter</text:span> pestaña<text:span text:style-name="T9"> </text:span><text:span text:style-name="T5">Fuente</text:span>.</text:p>
        </text:list-item>
        <text:list-item>
          <text:p text:style-name="P11">Guardarel fichero como<text:span text:style-name="T4">.</text:span><text:span text:style-name="T10"> (No dice el nómbre con el que quiere que lo guarde así que le pongo </text:span><text:span text:style-name="T8">Ejercicio25</text:span><text:span text:style-name="T10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09:51:20.095671834</meta:creation-date>
    <dc:title>Ofimática</dc:title>
    <meta:editing-duration>PT5M54S</meta:editing-duration>
    <meta:editing-cycles>4</meta:editing-cycles>
    <meta:generator>LibreOffice/7.4.1.2$Linux_X86_64 LibreOffice_project/40$Build-2</meta:generator>
    <dc:date>2022-10-25T10:33:39.889509655</dc:date>
    <meta:document-statistic meta:table-count="1" meta:image-count="0" meta:object-count="0" meta:page-count="1" meta:paragraph-count="41" meta:word-count="332" meta:character-count="1770" meta:non-whitespace-character-count="1488"/>
    <meta:template xlink:type="simple" xlink:actuate="onRequest" xlink:title="Ofimática" xlink:href="../../../Plantillas/Ofimática.ott" meta:date="2022-10-25T09:51:19.753051253"/>
  </office:meta>
</office:document-meta>
</file>